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reconditions</text:p>
          </table:table-cell>
          <table:table-cell table:style-name="ce3" office:value-type="string" calcext:value-type="string">
            <text:p>Юзер находится на http://itcareer.pythonanywhere.com/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Краткое описание</text:p>
          </table:table-cell>
          <table:table-cell table:style-name="ce4" office:value-type="string" calcext:value-type="string">
            <text:p>Шаги воспроизведения/Steps to reproduce</text:p>
          </table:table-cell>
          <table:table-cell table:style-name="ce4" office:value-type="string" calcext:value-type="string">
            <text:p>ОР/Expected result</text:p>
          </table:table-cell>
          <table:table-cell table:style-name="ce4" office:value-type="string" calcext:value-type="string">
            <text:p>ФР/Actual result</text:p>
          </table:table-cell>
          <table:table-cell table:style-name="ce4" office:value-type="string" calcext:value-type="string">
            <text:p>Важность/Severity</text:p>
          </table:table-cell>
          <table:table-cell table:style-name="ce4" office:value-type="string" calcext:value-type="string">
            <text:p>Приоритет/Priority</text:p>
          </table:table-cell>
          <table:table-cell table:number-columns-repeated="1017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При Требовании к Name - минимум одна буква, не проходит регистрация с заполнением только обязательных полей</text:p>
          </table:table-cell>
          <table:table-cell table:style-name="ce2" office:value-type="string" calcext:value-type="string">
            <text:p><text:s/>1. Ввести в поле Name: K</text:p>
          </table:table-cell>
          <table:table-cell table:style-name="ce5" office:value-type="string" calcext:value-type="string">
            <text:p>Регистрация успешна, высвечивается окно "Success! Hello"</text:p>
          </table:table-cell>
          <table:table-cell table:style-name="ce5" office:value-type="string" calcext:value-type="string">
            <text:p>Регистрация не проходит, высвечивается окно "Error: Error: All Fields are Required"</text:p>
          </table:table-cell>
          <table:table-cell table:number-columns-repeated="2" table:style-name="ce2" office:value-type="string" calcext:value-type="string">
            <text:p>Высокая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 calcext:value-type="string">
            <text:p>2. Ввести в поле email: katya1@gmail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3. Ввести в поле Password 1234567F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4. Нажать Submit</text:p>
          </table:table-cell>
          <table:table-cell table:number-columns-repeated="1021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" meta:object-count="0"/>
    <meta:generator>LibreOfficeDev/6.0.5.2$Linux_X86_64 LibreOffice_project/</meta:generator>
  </office:meta>
</office:document-meta>
</file>